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pitch="variable"/>
    <style:font-face style:name="Noto Sans1" svg:font-family="'Noto Sans'" style:font-family-generic="system" style:font-pitch="variable"/>
    <style:font-face style:name="Noto Serif" svg:font-family="'Noto Serif'" style:font-family-generic="roman" style:font-pitch="variable"/>
  </office:font-face-decls>
  <office:automatic-styles>
    <style:style style:name="P1" style:family="paragraph" style:parent-style-name="Text_20_body">
      <style:paragraph-properties fo:text-align="start" style:justify-single-word="false"/>
      <style:text-properties fo:font-size="10pt" officeooo:rsid="00098b25" officeooo:paragraph-rsid="00098b25" style:font-size-asian="8.75pt" style:font-size-complex="10pt"/>
    </style:style>
    <style:style style:name="P2" style:family="paragraph" style:parent-style-name="Text_20_body">
      <style:text-properties fo:font-size="10pt" officeooo:rsid="000bbd9f" officeooo:paragraph-rsid="000bbd9f" style:font-size-asian="8.75pt" style:font-size-complex="10pt"/>
    </style:style>
    <style:style style:name="P3" style:family="paragraph" style:parent-style-name="Standard">
      <style:text-properties fo:font-style="normal" fo:font-weight="bold" officeooo:rsid="00098b25" officeooo:paragraph-rsid="00098b25" style:font-style-asian="normal" style:font-weight-asian="bold" style:font-style-complex="normal" style:font-weight-complex="bold"/>
    </style:style>
    <style:style style:name="P4" style:family="paragraph" style:parent-style-name="Standard">
      <style:text-properties fo:font-weight="bold" officeooo:rsid="000bbd9f" officeooo:paragraph-rsid="000bbd9f" style:font-weight-asian="bold" style:font-weight-complex="bold"/>
    </style:style>
    <style:style style:name="P5" style:family="paragraph" style:parent-style-name="Heading_20_1">
      <style:paragraph-properties fo:text-align="center" style:justify-single-word="false"/>
      <style:text-properties fo:font-size="26pt" officeooo:rsid="00098b25" officeooo:paragraph-rsid="00098b25" style:font-size-asian="22.75pt" style:font-size-complex="26pt"/>
    </style:style>
    <style:style style:name="P6" style:family="paragraph" style:parent-style-name="Standard">
      <style:text-properties fo:font-style="normal" fo:font-weight="bold" officeooo:rsid="000bd25f" officeooo:paragraph-rsid="000bd25f" style:font-style-asian="normal" style:font-weight-asian="bold" style:font-style-complex="normal" style:font-weight-complex="bold"/>
    </style:style>
    <style:style style:name="P7" style:family="paragraph" style:parent-style-name="Standard">
      <style:text-properties fo:font-weight="bold" officeooo:rsid="000bbd9f" officeooo:paragraph-rsid="000bbd9f" style:font-weight-asian="bold" style:font-weight-complex="bold"/>
    </style:style>
    <style:style style:name="P8" style:family="paragraph" style:parent-style-name="Text_20_body">
      <style:text-properties fo:font-size="10pt" officeooo:rsid="000bbd9f" officeooo:paragraph-rsid="000bbd9f" style:font-size-asian="8.75pt" style:font-size-complex="10pt"/>
    </style:style>
    <style:style style:name="P9" style:family="paragraph" style:parent-style-name="Text_20_body">
      <style:text-properties fo:font-size="10pt" officeooo:rsid="000bd25f" officeooo:paragraph-rsid="000bd25f" style:font-size-asian="8.75pt" style:font-size-complex="10pt"/>
    </style:style>
    <style:style style:name="P10" style:family="paragraph" style:parent-style-name="Text_20_body">
      <style:text-properties fo:font-size="10pt" officeooo:rsid="00098b25" officeooo:paragraph-rsid="00098b25" style:font-size-asian="8.75pt" style:font-size-complex="10pt"/>
    </style:style>
    <style:style style:name="P11" style:family="paragraph" style:parent-style-name="Text_20_body">
      <style:text-properties fo:font-size="10pt" officeooo:rsid="000bdebc" officeooo:paragraph-rsid="000bdebc" style:font-size-asian="8.75pt" style:font-size-complex="10pt"/>
    </style:style>
    <style:style style:name="P12" style:family="paragraph" style:parent-style-name="Text_20_body">
      <style:text-properties fo:font-size="10pt" officeooo:rsid="000cc576" officeooo:paragraph-rsid="000cc576" style:font-size-asian="8.75pt" style:font-size-complex="10pt"/>
    </style:style>
    <style:style style:name="T1" style:family="text">
      <style:text-properties officeooo:rsid="0009e71c"/>
    </style:style>
    <style:style style:name="T2" style:family="text">
      <style:text-properties officeooo:rsid="000bdebc"/>
    </style:style>
    <style:style style:name="T3" style:family="text">
      <style:text-properties officeooo:rsid="000cc57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OPEN-HEROCARDS (A FOSS PVZH CLONE)</text:h>
      <text:p text:style-name="P1">This game Is aiming to be a FOSS (Free and open source) clone and/or as a engine of Plant VS. Zombies: Heroes in Godot 4. It will be very moddale,flexible and easy to add new stuff from scratch. <text:s/></text:p>
      <text:p text:style-name="P3">Base Game &amp; Complete Mode:</text:p>
      <text:p text:style-name="P10">This will be a simple base game with animals and robots fighting eachother like a card game. The complete edition will have more cards,arenas,proper multiplayer,puzzle maker and more. Animals are like plant (they have team-up,splash etc.) and the robots are like zombies (gravestone,deadly etc.) There will also be uniqe arenas in both versions with custom effects and such. <text:span text:style-name="T1">There is also some new health and attack traits too.</text:span></text:p>
      <text:p text:style-name="P6">Classes For Base &amp; Complete:</text:p>
      <text:p text:style-name="P9">These will be the classes for the game:</text:p>
      <text:p text:style-name="P9">Robots Have:</text:p>
      <text:p text:style-name="P9">Wild (which is like beastly. Has unconditional removal,both stat buffs, frenzy, hunt, stat nerfs etc.)</text:p>
      <text:p text:style-name="P9">Electric (which is like brainy. Has trick-based stuff,gaining electricity, conjure, bonus attacks, big removal etc.) </text:p>
      <text:p text:style-name="P9">Hard-Hitter (which is like crazy. Has damage buffs, direct damage, aoe effects, sharpshoot etc.)</text:p>
      <text:p text:style-name="P9">Protector (which is like hearty. Health buffs, small removal, armored, frenzy, aoe buffs etc.)</text:p>
      <text:p text:style-name="P9">Sinister (which is like sneaky. Has <text:span text:style-name="T2">boxed, anti-hero, swimming, block meter taking etc.)</text:span></text:p>
      <text:p text:style-name="P11">Animals Have:</text:p>
      <text:p text:style-name="P11">Grow &amp; Blow (which is like mega grow. Has bonus attacks, stat buffs, attack again, <text:span text:style-name="T3">health nerfs</text:span> <text:span text:style-name="T3">etc</text:span>.)</text:p>
      <text:p text:style-name="P12">Muscle &amp; Multiply (which is like kabloom. Has high attack, attack buffs, swarm and cheap cards, small removal, anti-hero, bullseye etc.)</text:p>
      <text:p text:style-name="P12">Shell &amp; Sway (which is like guardian. Has high health, health buffs, big removal, armored, untrickable, conjure, randomness etc.)</text:p>
      <text:p text:style-name="P12">Gain &amp; Replenish (which is like solar. Has heal, gaining DNA, unconditional removal, strikethrough etc.)</text:p>
      <text:p text:style-name="P12">Think &amp; Like (which is like smarty. Has gimmicky cards, attack nerf, amphibious, splash damage, freeze etc.)</text:p>
      <text:p text:style-name="P12"/>
      <text:p text:style-name="P12"/>
      <text:p text:style-name="P9"/>
      <text:p text:style-name="P4"><text:soft-page-break/>New Traits For Base And Complete:</text:p>
      <text:p text:style-name="P4"/>
      <text:p text:style-name="P2">First thing is “Poison”. It does a set amount of damage every quarter turn. A quarter turn happens when the robots can play troops,the animals can play cards, when the robots can play tricks and when fighting begins. It ensures that the effect of poison isn’t too slow.</text:p>
      <text:p text:style-name="P2">Second thing is “Counter”. If the troop gets hurt, it takes damage and attacks back with the same amount of damage taken. It doesn’t work if the troop dies from the attack. Also invunrebilaty doesn’t stop the troop from attacking.</text:p>
      <text:p text:style-name="P9">The Thrid thing is “Burn”. Its like poison but only happens a half turn. And a half turn is if the animals did the burn its animals turn and fight turn. If the robots did it its robots play and robots trick. This can be more useful if you want to shell out more damage but not rapidly.</text:p>
      <text:p text:style-name="P2">I will do the tribe and side trait setting thing for these later. I don’t feel like balancing them right now. I want to make the game playable right now. We will add fun stuff later.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pitch="variable"/>
    <style:font-face style:name="Noto Sans1" svg:font-family="'Noto Sans'" style:font-family-generic="system" style:font-pitch="variable"/>
    <style:font-face style:name="Noto Serif" svg:font-family="'Noto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Noto Serif" fo:font-size="12pt" fo:language="en" fo:country="US" style:letter-kerning="true" style:font-name-asian="Noto 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Noto Serif" fo:font-size="12pt" fo:language="en" fo:country="US" style:letter-kerning="true" style:font-name-asian="Noto Sans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 fo:font-family="'Noto Sans'" style:font-family-generic="swiss" style:font-pitch="variable" fo:font-size="14pt" style:font-name-asian="Noto Sans1"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24T18:56:44.209779452</meta:creation-date>
    <dc:date>2024-10-08T20:27:42.080000000</dc:date>
    <meta:editing-duration>PT27M29S</meta:editing-duration>
    <meta:editing-cycles>4</meta:editing-cycles>
    <meta:generator>LibreOffice/24.2.5.2$Windows_X86_64 LibreOffice_project/bffef4ea93e59bebbeaf7f431bb02b1a39ee8a59</meta:generator>
    <meta:document-statistic meta:table-count="0" meta:image-count="0" meta:object-count="0" meta:page-count="2" meta:paragraph-count="23" meta:word-count="482" meta:character-count="2850" meta:non-whitespace-character-count="2387"/>
  </office:meta>
</office:document-meta>
</file>